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26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54.99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7.7pt"/>
    </style:style>
    <style:style style:name="co8" style:family="table-column">
      <style:table-column-properties fo:break-before="auto" style:column-width="115.3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loseJ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pl_hostname</text:p>
          </table:table-cell>
          <table:table-cell office:value-type="string" calcext:value-type="string">
            <text:p>pl_orbper</text:p>
          </table:table-cell>
          <table:table-cell office:value-type="string" calcext:value-type="string">
            <text:p>pl_bmassj</text:p>
          </table:table-cell>
          <table:table-cell office:value-type="string" calcext:value-type="string">
            <text:p>st_dist</text:p>
          </table:table-cell>
          <table:table-cell office:value-type="string" calcext:value-type="string">
            <text:p>st_mass</text:p>
          </table:table-cell>
          <table:table-cell office:value-type="string" calcext:value-type="string">
            <text:p>hzero,1e-24</text:p>
          </table:table-cell>
          <table:table-cell office:value-type="string" calcext:value-type="string">
            <text:p>freq, Hz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D 160691</text:p>
          </table:table-cell>
          <table:table-cell office:value-type="float" office:value="643.25" calcext:value-type="float">
            <text:p>643.25</text:p>
          </table:table-cell>
          <table:table-cell office:value-type="float" office:value="1.08" calcext:value-type="float">
            <text:p>1.08</text:p>
          </table:table-cell>
          <table:table-cell office:value-type="float" office:value="15.28" calcext:value-type="float">
            <text:p>15.28</text:p>
          </table:table-cell>
          <table:table-cell office:value-type="float" office:value="1.08" calcext:value-type="float">
            <text:p>1.08</text:p>
          </table:table-cell>
          <table:table-cell office:value-type="float" office:value="0.0945517660395072" calcext:value-type="float">
            <text:p>0.094551766</text:p>
          </table:table-cell>
          <table:table-cell office:value-type="float" office:value="0.0000000374270947426583" calcext:value-type="float">
            <text:p>3.74270947426583E-0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D 147513</text:p>
          </table:table-cell>
          <table:table-cell office:value-type="float" office:value="528.4" calcext:value-type="float">
            <text:p>528.4</text:p>
          </table:table-cell>
          <table:table-cell office:value-type="float" office:value="1.21" calcext:value-type="float">
            <text:p>1.21</text:p>
          </table:table-cell>
          <table:table-cell office:value-type="float" office:value="12.87" calcext:value-type="float">
            <text:p>12.87</text:p>
          </table:table-cell>
          <table:table-cell office:value-type="float" office:value="1.11" calcext:value-type="float">
            <text:p>1.11</text:p>
          </table:table-cell>
          <table:table-cell office:value-type="float" office:value="0.147373686635017" calcext:value-type="float">
            <text:p>0.1473736866</text:p>
          </table:table-cell>
          <table:table-cell office:value-type="float" office:value="0.0000000461924900136419" calcext:value-type="float">
            <text:p>4.61924900136419E-0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D 217107</text:p>
          </table:table-cell>
          <table:table-cell office:value-type="float" office:value="7.126816" calcext:value-type="float">
            <text:p>7.126816</text:p>
          </table:table-cell>
          <table:table-cell office:value-type="float" office:value="1.39" calcext:value-type="float">
            <text:p>1.39</text:p>
          </table:table-cell>
          <table:table-cell office:value-type="float" office:value="19.72" calcext:value-type="float">
            <text:p>19.72</text:p>
          </table:table-cell>
          <table:table-cell office:value-type="float" office:value="1.02" calcext:value-type="float">
            <text:p>1.02</text:p>
          </table:table-cell>
          <table:table-cell office:value-type="float" office:value="1.79188327295434" calcext:value-type="float">
            <text:p>1.791883273</text:p>
          </table:table-cell>
          <table:table-cell office:value-type="float" office:value="0.00000328347485798329" calcext:value-type="float">
            <text:p>3.28347485798329E-0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D 27442</text:p>
          </table:table-cell>
          <table:table-cell office:value-type="float" office:value="428.1" calcext:value-type="float">
            <text:p>428.1</text:p>
          </table:table-cell>
          <table:table-cell office:value-type="float" office:value="1.56" calcext:value-type="float">
            <text:p>1.56</text:p>
          </table:table-cell>
          <table:table-cell office:value-type="float" office:value="18.24" calcext:value-type="float">
            <text:p>18.24</text:p>
          </table:table-cell>
          <table:table-cell office:value-type="float" office:value="1.23" calcext:value-type="float">
            <text:p>1.23</text:p>
          </table:table-cell>
          <table:table-cell office:value-type="float" office:value="0.170938573516982" calcext:value-type="float">
            <text:p>0.1709385735</text:p>
          </table:table-cell>
          <table:table-cell office:value-type="float" office:value="0.0000000600228932432538" calcext:value-type="float">
            <text:p>0.000000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gam Cep</text:p>
          </table:table-cell>
          <table:table-cell office:value-type="float" office:value="903.3" calcext:value-type="float">
            <text:p>903.3</text:p>
          </table:table-cell>
          <table:table-cell office:value-type="float" office:value="1.85" calcext:value-type="float">
            <text:p>1.85</text:p>
          </table:table-cell>
          <table:table-cell office:value-type="float" office:value="13.79" calcext:value-type="float">
            <text:p>13.79</text:p>
          </table:table-cell>
          <table:table-cell office:value-type="float" office:value="1.4" calcext:value-type="float">
            <text:p>1.4</text:p>
          </table:table-cell>
          <table:table-cell office:value-type="float" office:value="0.185515204442674" calcext:value-type="float">
            <text:p>0.1855152044</text:p>
          </table:table-cell>
          <table:table-cell office:value-type="float" office:value="0.000000030349574607316" calcext:value-type="float">
            <text:p>3.0349574607316E-0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ups And</text:p>
          </table:table-cell>
          <table:table-cell office:value-type="float" office:value="241.258" calcext:value-type="float">
            <text:p>241.258</text:p>
          </table:table-cell>
          <table:table-cell office:value-type="float" office:value="1.981" calcext:value-type="float">
            <text:p>1.981</text:p>
          </table:table-cell>
          <table:table-cell office:value-type="float" office:value="13.47" calcext:value-type="float">
            <text:p>13.47</text:p>
          </table:table-cell>
          <table:table-cell office:value-type="float" office:value="1.3" calcext:value-type="float">
            <text:p>1.3</text:p>
          </table:table-cell>
          <table:table-cell office:value-type="float" office:value="0.455342060172484" calcext:value-type="float">
            <text:p>0.4553420602</text:p>
          </table:table-cell>
          <table:table-cell office:value-type="float" office:value="0.000000109509668196956" calcext:value-type="float">
            <text:p>1.09509668196956E-0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IP 79431</text:p>
          </table:table-cell>
          <table:table-cell office:value-type="float" office:value="111.7" calcext:value-type="float">
            <text:p>111.7</text:p>
          </table:table-cell>
          <table:table-cell office:value-type="float" office:value="2.1" calcext:value-type="float">
            <text:p>2.1</text:p>
          </table:table-cell>
          <table:table-cell office:value-type="float" office:value="14.9" calcext:value-type="float">
            <text:p>14.9</text:p>
          </table:table-cell>
          <table:table-cell office:value-type="float" office:value="0.49" calcext:value-type="float">
            <text:p>0.49</text:p>
          </table:table-cell>
          <table:table-cell office:value-type="float" office:value="0.27482675446702" calcext:value-type="float">
            <text:p>0.2748267545</text:p>
          </table:table-cell>
          <table:table-cell office:value-type="float" office:value="0.00000014540468577791" calcext:value-type="float">
            <text:p>1.4540468577791E-0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HR 810</text:p>
          </table:table-cell>
          <table:table-cell office:value-type="float" office:value="312" calcext:value-type="float">
            <text:p>312</text:p>
          </table:table-cell>
          <table:table-cell office:value-type="float" office:value="2.13" calcext:value-type="float">
            <text:p>2.13</text:p>
          </table:table-cell>
          <table:table-cell office:value-type="float" office:value="17.24" calcext:value-type="float">
            <text:p>17.24</text:p>
          </table:table-cell>
          <table:table-cell office:value-type="float" office:value="1.25" calcext:value-type="float">
            <text:p>1.25</text:p>
          </table:table-cell>
          <table:table-cell office:value-type="float" office:value="0.309871268851175" calcext:value-type="float">
            <text:p>0.3098712689</text:p>
          </table:table-cell>
          <table:table-cell office:value-type="float" office:value="0.0000000830424618946385" calcext:value-type="float">
            <text:p>0.0000000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J 876</text:p>
          </table:table-cell>
          <table:table-cell office:value-type="float" office:value="61.1166" calcext:value-type="float">
            <text:p>61.1166</text:p>
          </table:table-cell>
          <table:table-cell office:value-type="float" office:value="2.2756" calcext:value-type="float">
            <text:p>2.2756</text:p>
          </table:table-cell>
          <table:table-cell office:value-type="float" office:value="4.7" calcext:value-type="float">
            <text:p>4.7</text:p>
          </table:table-cell>
          <table:table-cell office:value-type="float" office:value="0.33" calcext:value-type="float">
            <text:p>0.33</text:p>
          </table:table-cell>
          <table:table-cell office:value-type="float" office:value="0.950468878832167" calcext:value-type="float">
            <text:p>0.9504688788</text:p>
          </table:table-cell>
          <table:table-cell office:value-type="float" office:value="0.000000218358236245935" calcext:value-type="float">
            <text:p>2.18358236245935E-0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D 62509</text:p>
          </table:table-cell>
          <table:table-cell office:value-type="float" office:value="589.64" calcext:value-type="float">
            <text:p>589.64</text:p>
          </table:table-cell>
          <table:table-cell office:value-type="float" office:value="2.3" calcext:value-type="float">
            <text:p>2.3</text:p>
          </table:table-cell>
          <table:table-cell office:value-type="float" office:value="10.34" calcext:value-type="float">
            <text:p>10.34</text:p>
          </table:table-cell>
          <table:table-cell office:value-type="float" office:value="2.1" calcext:value-type="float">
            <text:p>2.1</text:p>
          </table:table-cell>
          <table:table-cell office:value-type="float" office:value="0.613150827217684" calcext:value-type="float">
            <text:p>0.6131508272</text:p>
          </table:table-cell>
          <table:table-cell office:value-type="float" office:value="0.0000000569372476101613" calcext:value-type="float">
            <text:p>5.69372476101613E-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 CMa</text:p>
          </table:table-cell>
          <table:table-cell office:value-type="float" office:value="796" calcext:value-type="float">
            <text:p>796</text:p>
          </table:table-cell>
          <table:table-cell office:value-type="float" office:value="2.46" calcext:value-type="float">
            <text:p>2.46</text:p>
          </table:table-cell>
          <table:table-cell office:value-type="float" office:value="19.84" calcext:value-type="float">
            <text:p>19.84</text:p>
          </table:table-cell>
          <table:table-cell office:value-type="float" office:value="1.52" calcext:value-type="float">
            <text:p>1.52</text:p>
          </table:table-cell>
          <table:table-cell office:value-type="float" office:value="0.202532007257298" calcext:value-type="float">
            <text:p>0.2025320073</text:p>
          </table:table-cell>
          <table:table-cell office:value-type="float" office:value="0.0000000358914343751423" calcext:value-type="float">
            <text:p>3.58914343751423E-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J 317</text:p>
          </table:table-cell>
          <table:table-cell office:value-type="float" office:value="692" calcext:value-type="float">
            <text:p>692</text:p>
          </table:table-cell>
          <table:table-cell office:value-type="float" office:value="2.5" calcext:value-type="float">
            <text:p>2.5</text:p>
          </table:table-cell>
          <table:table-cell office:value-type="float" office:value="15.1" calcext:value-type="float">
            <text:p>15.1</text:p>
          </table:table-cell>
          <table:table-cell office:value-type="float" office:value="0.42" calcext:value-type="float">
            <text:p>0.42</text:p>
          </table:table-cell>
          <table:table-cell office:value-type="float" office:value="0.0820364717216479" calcext:value-type="float">
            <text:p>0.0820364717</text:p>
          </table:table-cell>
          <table:table-cell office:value-type="float" office:value="0.0000000217468295079992" calcext:value-type="float">
            <text:p>2.17468295079992E-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J 3021</text:p>
          </table:table-cell>
          <table:table-cell office:value-type="float" office:value="133.71" calcext:value-type="float">
            <text:p>133.71</text:p>
          </table:table-cell>
          <table:table-cell office:value-type="float" office:value="3.37" calcext:value-type="float">
            <text:p>3.37</text:p>
          </table:table-cell>
          <table:table-cell office:value-type="float" office:value="17.62" calcext:value-type="float">
            <text:p>17.62</text:p>
          </table:table-cell>
          <table:table-cell office:value-type="float" office:value="0.9" calcext:value-type="float">
            <text:p>0.9</text:p>
          </table:table-cell>
          <table:table-cell office:value-type="float" office:value="0.607606762177511" calcext:value-type="float">
            <text:p>0.6076067622</text:p>
          </table:table-cell>
          <table:table-cell office:value-type="float" office:value="0.000000164580777705915" calcext:value-type="float">
            <text:p>1.64580777705915E-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J 86</text:p>
          </table:table-cell>
          <table:table-cell office:value-type="float" office:value="15.76491" calcext:value-type="float">
            <text:p>15.76491</text:p>
          </table:table-cell>
          <table:table-cell office:value-type="float" office:value="3.91" calcext:value-type="float">
            <text:p>3.91</text:p>
          </table:table-cell>
          <table:table-cell office:value-type="float" office:value="10.91" calcext:value-type="float">
            <text:p>10.91</text:p>
          </table:table-cell>
          <table:table-cell office:value-type="float" office:value="0.77" calcext:value-type="float">
            <text:p>0.77</text:p>
          </table:table-cell>
          <table:table-cell office:value-type="float" office:value="4.05116954976987" calcext:value-type="float">
            <text:p>4.0511695498</text:p>
          </table:table-cell>
          <table:table-cell office:value-type="float" office:value="0.00000129196550084856" calcext:value-type="float">
            <text:p>0.00000129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tau Boo</text:p>
          </table:table-cell>
          <table:table-cell office:value-type="float" office:value="3.3124568" calcext:value-type="float">
            <text:p>3.3124568</text:p>
          </table:table-cell>
          <table:table-cell office:value-type="float" office:value="4.32" calcext:value-type="float">
            <text:p>4.32</text:p>
          </table:table-cell>
          <table:table-cell office:value-type="float" office:value="15.6" calcext:value-type="float">
            <text:p>15.6</text:p>
          </table:table-cell>
          <table:table-cell office:value-type="float" office:value="1.34" calcext:value-type="float">
            <text:p>1.34</text:p>
          </table:table-cell>
          <table:table-cell office:value-type="float" office:value="15.4133065605511" calcext:value-type="float">
            <text:p>15.4133065606</text:p>
          </table:table-cell>
          <table:table-cell office:value-type="float" office:value="0.00000810431572113701" calcext:value-type="float">
            <text:p>8.10431572113701E-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D 1690</text:p>
          </table:table-cell>
          <table:table-cell office:value-type="float" office:value="533" calcext:value-type="float">
            <text:p>533</text:p>
          </table:table-cell>
          <table:table-cell office:value-type="float" office:value="6.1" calcext:value-type="float">
            <text:p>6.1</text:p>
          </table:table-cell>
          <table:table-cell office:value-type="float" office:value="7.01" calcext:value-type="float">
            <text:p>7.01</text:p>
          </table:table-cell>
          <table:table-cell office:value-type="float" office:value="1.09" calcext:value-type="float">
            <text:p>1.09</text:p>
          </table:table-cell>
          <table:table-cell office:value-type="float" office:value="1.33173820962936" calcext:value-type="float">
            <text:p>1.3317382096</text:p>
          </table:table-cell>
          <table:table-cell office:value-type="float" office:value="0.0000000454768133155124" calcext:value-type="float">
            <text:p>4.54768133155124E-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0 Vir</text:p>
          </table:table-cell>
          <table:table-cell office:value-type="float" office:value="116.6926" calcext:value-type="float">
            <text:p>116.6926</text:p>
          </table:table-cell>
          <table:table-cell office:value-type="float" office:value="7.4" calcext:value-type="float">
            <text:p>7.4</text:p>
          </table:table-cell>
          <table:table-cell office:value-type="float" office:value="18.11" calcext:value-type="float">
            <text:p>18.11</text:p>
          </table:table-cell>
          <table:table-cell office:value-type="float" office:value="1.09" calcext:value-type="float">
            <text:p>1.09</text:p>
          </table:table-cell>
          <table:table-cell office:value-type="float" office:value="1.72151009851295" calcext:value-type="float">
            <text:p>1.7215100985</text:p>
          </table:table-cell>
          <table:table-cell office:value-type="float" office:value="0.000000207835501775552" calcext:value-type="float">
            <text:p>2.07835501775552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0"/>
    <meta:generator>LibreOffice/5.0.5.2$Linux_X86_64 LibreOffice_project/00$Build-2</meta:generator>
  </office:meta>
</office:document-meta>
</file>